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185517471687597565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0453663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463976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465920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930967365393104571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196174641860712886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7">2.<text:tab/>Next continue running but now adjust pace up and down in order to keep HR <text:tab/>near HR0. <text:s/>Record mile splits on a watch. <text:s/>The split for the 3rd mile is Tmax.</text:p>
          <text:p text:style-name="P68">Continued</text:p>
          <text:p text:style-name="P6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7446126021678907459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083391448864880773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841178757478602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129531288056528818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9013014693710131409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447821661027482949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6T20:24:53.73</dc:date>
    <dc:creator>James  Lombardi</dc:creator>
    <meta:editing-duration>P8DT18H56M58S</meta:editing-duration>
    <meta:editing-cycles>772</meta:editing-cycles>
    <meta:generator>OpenOffice/4.1.2$Win32 OpenOffice.org_project/412m3$Build-9782</meta:generator>
    <meta:document-statistic meta:table-count="0" meta:image-count="0" meta:object-count="0" meta:page-count="34" meta:paragraph-count="875" meta:word-count="11054" meta:character-count="55494"/>
  </office:meta>
</office:document-meta>
</file>